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99fdb"/>
    </style:style>
    <style:style style:name="P2" style:family="paragraph" style:parent-style-name="Preformatted_20_Text">
      <style:text-properties officeooo:rsid="00221d0f" officeooo:paragraph-rsid="00221d0f"/>
    </style:style>
    <style:style style:name="P3" style:family="paragraph" style:parent-style-name="Preformatted_20_Text">
      <style:text-properties officeooo:rsid="0026bfca" officeooo:paragraph-rsid="0026bfca"/>
    </style:style>
    <style:style style:name="P4" style:family="paragraph" style:parent-style-name="Text_20_body">
      <style:paragraph-properties fo:break-before="page"/>
    </style:style>
    <style:style style:name="P5" style:family="paragraph" style:parent-style-name="Contents_20_Heading">
      <style:paragraph-properties fo:break-before="page"/>
    </style:style>
    <style:style style:name="P6" style:family="paragraph" style:parent-style-name="Preformatted_20_Text">
      <style:paragraph-properties fo:break-before="page"/>
    </style:style>
    <style:style style:name="P7" style:family="paragraph" style:parent-style-name="Text_20_body">
      <style:paragraph-properties fo:text-align="end" style:justify-single-word="false"/>
      <style:text-properties officeooo:rsid="0023bba8" officeooo:paragraph-rsid="0023bba8"/>
    </style:style>
    <style:style style:name="P8" style:family="paragraph" style:parent-style-name="Text_20_body">
      <style:text-properties officeooo:rsid="002761bf" officeooo:paragraph-rsid="002761bf"/>
    </style:style>
    <style:style style:name="P9" style:family="paragraph" style:parent-style-name="Text_20_body">
      <style:text-properties officeooo:rsid="00299fdb" officeooo:paragraph-rsid="00299fdb"/>
    </style:style>
    <style:style style:name="P10" style:family="paragraph" style:parent-style-name="Text_20_body">
      <style:text-properties officeooo:rsid="0029c5d1" officeooo:paragraph-rsid="0029c5d1"/>
    </style:style>
    <style:style style:name="P11" style:family="paragraph" style:parent-style-name="Text_20_body">
      <style:text-properties officeooo:rsid="002a172d" officeooo:paragraph-rsid="002a172d"/>
    </style:style>
    <style:style style:name="P12" style:family="paragraph" style:parent-style-name="Text_20_body">
      <style:text-properties officeooo:rsid="002bb924" officeooo:paragraph-rsid="002bb924"/>
    </style:style>
    <style:style style:name="P13" style:family="paragraph" style:parent-style-name="Text_20_body">
      <style:text-properties officeooo:rsid="002e1954" officeooo:paragraph-rsid="002e1954"/>
    </style:style>
    <style:style style:name="P14" style:family="paragraph" style:parent-style-name="Text_20_body">
      <style:text-properties officeooo:rsid="002e72dc" officeooo:paragraph-rsid="002e72dc"/>
    </style:style>
    <style:style style:name="P15" style:family="paragraph" style:parent-style-name="Text_20_body">
      <style:text-properties officeooo:rsid="0031f156" officeooo:paragraph-rsid="0031f156"/>
    </style:style>
    <style:style style:name="P16" style:family="paragraph" style:parent-style-name="Text_20_body">
      <style:text-properties officeooo:rsid="00364b3d" officeooo:paragraph-rsid="00364b3d"/>
    </style:style>
    <style:style style:name="P17" style:family="paragraph" style:parent-style-name="Text_20_body">
      <style:text-properties officeooo:rsid="003728cd" officeooo:paragraph-rsid="003819a4"/>
    </style:style>
    <style:style style:name="P18" style:family="paragraph" style:parent-style-name="Text_20_body">
      <style:text-properties officeooo:rsid="003819a4" officeooo:paragraph-rsid="003819a4"/>
    </style:style>
    <style:style style:name="P19" style:family="paragraph" style:parent-style-name="Text_20_body">
      <style:text-properties officeooo:rsid="003a0d76" officeooo:paragraph-rsid="003a0d76"/>
    </style:style>
    <style:style style:name="P20" style:family="paragraph" style:parent-style-name="Text_20_body">
      <style:text-properties fo:font-style="italic" officeooo:rsid="003a0d76" officeooo:paragraph-rsid="003a0d76" style:font-style-asian="italic" style:font-style-complex="italic"/>
    </style:style>
    <style:style style:name="P21" style:family="paragraph" style:parent-style-name="Text_20_body">
      <style:text-properties fo:font-style="italic" officeooo:rsid="003819a4" officeooo:paragraph-rsid="003819a4" style:font-style-asian="italic" style:font-style-complex="italic"/>
    </style:style>
    <style:style style:name="P22" style:family="paragraph" style:parent-style-name="Preformatted_20_Text">
      <style:text-properties officeooo:rsid="003c7c55" officeooo:paragraph-rsid="003c7c5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Preformatted_20_Text">
      <style:text-properties officeooo:rsid="003f6875" officeooo:paragraph-rsid="003f6875"/>
    </style:style>
    <style:style style:name="P28" style:family="paragraph" style:parent-style-name="Preformatted_20_Text">
      <style:text-properties officeooo:rsid="00490e91" officeooo:paragraph-rsid="00490e91"/>
    </style:style>
    <style:style style:name="P29" style:family="paragraph" style:parent-style-name="Preformatted_20_Text">
      <style:text-properties officeooo:rsid="00548e3d" officeooo:paragraph-rsid="00548e3d"/>
    </style:style>
    <style:style style:name="P30" style:family="paragraph" style:parent-style-name="Text_20_body">
      <style:text-properties officeooo:rsid="00548e3d" officeooo:paragraph-rsid="00560aab"/>
    </style:style>
    <style:style style:name="P31" style:family="paragraph" style:parent-style-name="Preformatted_20_Text">
      <style:text-properties officeooo:rsid="0044f887"/>
    </style:style>
    <style:style style:name="P32" style:family="paragraph" style:parent-style-name="Preformatted_20_Text">
      <style:text-properties officeooo:rsid="004d83fc" officeooo:paragraph-rsid="004d83fc"/>
    </style:style>
    <style:style style:name="P33" style:family="paragraph" style:parent-style-name="Preformatted_20_Text">
      <style:text-properties officeooo:paragraph-rsid="004f3cb9"/>
    </style:style>
    <style:style style:name="P34" style:family="paragraph" style:parent-style-name="Preformatted_20_Text">
      <style:text-properties officeooo:rsid="00584b1a" officeooo:paragraph-rsid="00584b1a"/>
    </style:style>
    <style:style style:name="P35" style:family="paragraph" style:parent-style-name="Text_20_body">
      <style:text-properties officeooo:rsid="00584b1a" officeooo:paragraph-rsid="00584b1a"/>
    </style:style>
    <style:style style:name="P36" style:family="paragraph" style:parent-style-name="Text_20_body">
      <style:text-properties officeooo:rsid="005315fe" officeooo:paragraph-rsid="00560aab"/>
    </style:style>
    <style:style style:name="P37" style:family="paragraph" style:parent-style-name="Text_20_body">
      <style:text-properties officeooo:paragraph-rsid="00595e5f"/>
    </style:style>
    <style:style style:name="P38" style:family="paragraph" style:parent-style-name="Text_20_body">
      <style:text-properties officeooo:rsid="005e71ea" officeooo:paragraph-rsid="005e71ea"/>
    </style:style>
    <style:style style:name="P39" style:family="paragraph" style:parent-style-name="Text_20_body">
      <style:text-properties officeooo:rsid="0063a140" officeooo:paragraph-rsid="0063a140"/>
    </style:style>
    <style:style style:name="P40" style:family="paragraph" style:parent-style-name="Text_20_body">
      <style:text-properties officeooo:rsid="0064ca4e" officeooo:paragraph-rsid="0064ca4e"/>
    </style:style>
    <style:style style:name="P41" style:family="paragraph" style:parent-style-name="Text_20_body">
      <style:text-properties officeooo:rsid="006534ab" officeooo:paragraph-rsid="006534ab"/>
    </style:style>
    <style:style style:name="P42" style:family="paragraph" style:parent-style-name="Text_20_body">
      <style:text-properties officeooo:rsid="00669b06" officeooo:paragraph-rsid="00669b06"/>
    </style:style>
    <style:style style:name="P43" style:family="paragraph" style:parent-style-name="Text_20_body">
      <style:text-properties officeooo:rsid="0068dda8" officeooo:paragraph-rsid="0068dda8"/>
    </style:style>
    <style:style style:name="P44" style:family="paragraph" style:parent-style-name="Text_20_body">
      <style:text-properties officeooo:rsid="006a521d" officeooo:paragraph-rsid="006a521d"/>
    </style:style>
    <style:style style:name="P45" style:family="paragraph" style:parent-style-name="Heading_20_1">
      <style:text-properties officeooo:paragraph-rsid="00299fdb"/>
    </style:style>
    <style:style style:name="P46" style:family="paragraph" style:parent-style-name="Heading_20_1">
      <style:text-properties officeooo:rsid="00548e3d" officeooo:paragraph-rsid="00595e5f"/>
    </style:style>
    <style:style style:name="P47" style:family="paragraph" style:parent-style-name="Heading_20_3">
      <style:text-properties officeooo:rsid="0029c5d1" officeooo:paragraph-rsid="0031f156"/>
    </style:style>
    <style:style style:name="P48" style:family="paragraph" style:parent-style-name="Heading_20_3">
      <style:text-properties officeooo:rsid="004f3cb9" officeooo:paragraph-rsid="004f3cb9"/>
    </style:style>
    <style:style style:name="P49" style:family="paragraph" style:parent-style-name="Heading_20_4">
      <style:text-properties officeooo:rsid="00548e3d"/>
    </style:style>
    <style:style style:name="P50" style:family="paragraph" style:parent-style-name="Heading_20_4">
      <style:text-properties officeooo:paragraph-rsid="00560aab"/>
    </style:style>
    <style:style style:name="P51" style:family="paragraph" style:parent-style-name="Preformatted_20_Text">
      <style:text-properties officeooo:rsid="007345a0"/>
    </style:style>
    <style:style style:name="P52" style:family="paragraph" style:parent-style-name="Text_20_body" style:list-style-name="L1"/>
    <style:style style:name="P53" style:family="paragraph" style:parent-style-name="Text_20_body" style:list-style-name="L1">
      <style:paragraph-properties fo:margin-top="0cm" fo:margin-bottom="0cm" style:contextual-spacing="false"/>
    </style:style>
    <style:style style:name="P54" style:family="paragraph" style:parent-style-name="Text_20_body" style:list-style-name="L2"/>
    <style:style style:name="P55" style:family="paragraph" style:parent-style-name="Text_20_body" style:list-style-name="L2">
      <style:paragraph-properties fo:margin-top="0cm" fo:margin-bottom="0cm" style:contextual-spacing="false"/>
    </style:style>
    <style:style style:name="P56" style:family="paragraph" style:parent-style-name="Text_20_body">
      <style:text-properties officeooo:rsid="006af75f" officeooo:paragraph-rsid="006af75f"/>
    </style:style>
    <style:style style:name="P57" style:family="paragraph" style:parent-style-name="Text_20_body">
      <style:text-properties officeooo:rsid="006ff6eb" officeooo:paragraph-rsid="006ff6eb"/>
    </style:style>
    <style:style style:name="P58" style:family="paragraph" style:parent-style-name="Text_20_body">
      <style:text-properties officeooo:rsid="0071fe79" officeooo:paragraph-rsid="007246cd"/>
    </style:style>
    <style:style style:name="P59" style:family="paragraph" style:parent-style-name="Text_20_body" style:list-style-name="L3">
      <style:text-properties officeooo:rsid="0072972b" officeooo:paragraph-rsid="0072972b"/>
    </style:style>
    <style:style style:name="P60" style:family="paragraph" style:parent-style-name="Text_20_body">
      <style:text-properties officeooo:rsid="00751c8e" officeooo:paragraph-rsid="00751c8e"/>
    </style:style>
    <style:style style:name="P61" style:family="paragraph" style:parent-style-name="Text_20_body">
      <style:text-properties officeooo:rsid="002a172d" officeooo:paragraph-rsid="002a172d"/>
    </style:style>
    <style:style style:name="P62" style:family="paragraph" style:parent-style-name="Text_20_body">
      <style:text-properties officeooo:rsid="0075c808" officeooo:paragraph-rsid="0075c808"/>
    </style:style>
    <style:style style:name="P63" style:family="paragraph" style:parent-style-name="Text_20_body">
      <style:text-properties officeooo:rsid="00767f2b" officeooo:paragraph-rsid="00767f2b"/>
    </style:style>
    <style:style style:name="T1" style:family="text">
      <style:text-properties officeooo:rsid="001fbc0c"/>
    </style:style>
    <style:style style:name="T2" style:family="text">
      <style:text-properties officeooo:rsid="00206c92"/>
    </style:style>
    <style:style style:name="T3" style:family="text">
      <style:text-properties officeooo:rsid="002761bf"/>
    </style:style>
    <style:style style:name="T4" style:family="text">
      <style:text-properties officeooo:rsid="00299fdb"/>
    </style:style>
    <style:style style:name="T5" style:family="text">
      <style:text-properties officeooo:rsid="002cc083"/>
    </style:style>
    <style:style style:name="T6" style:family="text">
      <style:text-properties officeooo:rsid="002d43e9"/>
    </style:style>
    <style:style style:name="T7" style:family="text">
      <style:text-properties officeooo:rsid="002e72dc"/>
    </style:style>
    <style:style style:name="T8" style:family="text">
      <style:text-properties officeooo:rsid="002ffd1d"/>
    </style:style>
    <style:style style:name="T9" style:family="text">
      <style:text-properties officeooo:rsid="0030867f"/>
    </style:style>
    <style:style style:name="T10" style:family="text">
      <style:text-properties officeooo:rsid="0031f156"/>
    </style:style>
    <style:style style:name="T11" style:family="text">
      <style:text-properties officeooo:rsid="00350c5b"/>
    </style:style>
    <style:style style:name="T12" style:family="text">
      <style:text-properties officeooo:rsid="00356c9f"/>
    </style:style>
    <style:style style:name="T13" style:family="text">
      <style:text-properties officeooo:rsid="00364b3d"/>
    </style:style>
    <style:style style:name="T14" style:family="text">
      <style:text-properties fo:font-style="italic" style:font-style-asian="italic" style:font-style-complex="italic"/>
    </style:style>
    <style:style style:name="T15" style:family="text">
      <style:text-properties fo:font-style="italic" officeooo:rsid="003819a4" style:font-style-asian="italic" style:font-style-complex="italic"/>
    </style:style>
    <style:style style:name="T16" style:family="text">
      <style:text-properties officeooo:rsid="003819a4"/>
    </style:style>
    <style:style style:name="T17" style:family="text">
      <style:text-properties fo:font-style="normal" style:font-style-asian="normal" style:font-style-complex="normal"/>
    </style:style>
    <style:style style:name="T18" style:family="text">
      <style:text-properties fo:font-style="normal" officeooo:rsid="003819a4" style:font-style-asian="normal" style:font-style-complex="normal"/>
    </style:style>
    <style:style style:name="T19" style:family="text">
      <style:text-properties fo:font-style="normal" officeooo:rsid="003a8ccc"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751c8e" style:font-style-asian="normal" style:font-weight-asian="normal" style:font-style-complex="normal" style:font-weight-complex="normal"/>
    </style:style>
    <style:style style:name="T22" style:family="text">
      <style:text-properties officeooo:rsid="0038acbe"/>
    </style:style>
    <style:style style:name="T23" style:family="text">
      <style:text-properties officeooo:rsid="003c7c55"/>
    </style:style>
    <style:style style:name="T24" style:family="text">
      <style:text-properties officeooo:rsid="003e3d8c"/>
    </style:style>
    <style:style style:name="T25" style:family="text">
      <style:text-properties officeooo:rsid="004159fd"/>
    </style:style>
    <style:style style:name="T26" style:family="text">
      <style:text-properties officeooo:rsid="00440cf1"/>
    </style:style>
    <style:style style:name="T27" style:family="text">
      <style:text-properties officeooo:rsid="00490e91"/>
    </style:style>
    <style:style style:name="T28" style:family="text">
      <style:text-properties officeooo:rsid="004a3794"/>
    </style:style>
    <style:style style:name="T29" style:family="text">
      <style:text-properties officeooo:rsid="004d83fc"/>
    </style:style>
    <style:style style:name="T30" style:family="text">
      <style:text-properties officeooo:rsid="004e3b5e"/>
    </style:style>
    <style:style style:name="T31" style:family="text">
      <style:text-properties officeooo:rsid="004f3cb9"/>
    </style:style>
    <style:style style:name="T32" style:family="text">
      <style:text-properties officeooo:rsid="005097a2"/>
    </style:style>
    <style:style style:name="T33" style:family="text">
      <style:text-properties officeooo:rsid="00565554"/>
    </style:style>
    <style:style style:name="T34" style:family="text">
      <style:text-properties officeooo:rsid="00595e5f"/>
    </style:style>
    <style:style style:name="T35" style:family="text">
      <style:text-properties officeooo:rsid="005ab45e"/>
    </style:style>
    <style:style style:name="T36" style:family="text">
      <style:text-properties officeooo:rsid="005d0892"/>
    </style:style>
    <style:style style:name="T37" style:family="text">
      <style:text-properties officeooo:rsid="005e71ea"/>
    </style:style>
    <style:style style:name="T38" style:family="text">
      <style:text-properties officeooo:rsid="005fda4d"/>
    </style:style>
    <style:style style:name="T39" style:family="text">
      <style:text-properties officeooo:rsid="0060dcd7"/>
    </style:style>
    <style:style style:name="T40" style:family="text">
      <style:text-properties officeooo:rsid="0063a8b3"/>
    </style:style>
    <style:style style:name="T41" style:family="text">
      <style:text-properties officeooo:rsid="006534ab"/>
    </style:style>
    <style:style style:name="T42" style:family="text">
      <style:text-properties officeooo:rsid="006ca657"/>
    </style:style>
    <style:style style:name="T43" style:family="text">
      <style:text-properties officeooo:rsid="006e6151"/>
    </style:style>
    <style:style style:name="T44" style:family="text">
      <style:text-properties officeooo:rsid="006ff6eb"/>
    </style:style>
    <style:style style:name="T45" style:family="text">
      <style:text-properties officeooo:rsid="007246cd"/>
    </style:style>
    <style:style style:name="T46" style:family="text">
      <style:text-properties officeooo:rsid="0072972b"/>
    </style:style>
    <style:style style:name="T47" style:family="text">
      <style:text-properties officeooo:rsid="007496c2"/>
    </style:style>
    <style:style style:name="T48" style:family="text">
      <style:text-properties officeooo:rsid="00751c8e"/>
    </style:style>
    <style:style style:name="T49" style:family="text">
      <style:text-properties officeooo:rsid="0075c808"/>
    </style:style>
    <style:style style:name="T50" style:family="text">
      <style:text-properties officeooo:rsid="00775bbf"/>
    </style:style>
    <style:style style:name="T51" style:family="text">
      <style:text-properties officeooo:rsid="0078a27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Vsam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Harold Henson</text:p>
      <text:p text:style-name="P7">Ottawa</text:p>
      <text:p text:style-name="P7">May 1, 2024</text:p>
      <text:p text:style-name="P4"/>
      <text:h text:style-name="Heading_20_1" text:outline-level="1"><text:bookmark-start text:name="__RefHeading___Toc716_3037640080"/>Introduction and Overview<text:bookmark-end text:name="__RefHeading___Toc716_3037640080"/></text:h>
      <text:p text:style-name="P22">At some point, most data analysts will experience difficulties loading very large files with the standard packages. <text:s/>This can occur for many reasons but with the very large files these reasons can sometime be difficult to discern from the various audit trails. This <text:span text:style-name="T24">Python module</text:span> gives analyst<text:span text:style-name="T25">s</text:span> using Python slightly lower level access to samples of the data with the objective of better understanding the problems. <text:s/>It is anticipated, or assumed, that the bulk of these problems occur due to inconsistencies in <text:span text:style-name="T24">that occur in administrative organizations over longer time periods. <text:s/>This may be due to many reasons such as inconsistencies in </text:span>data management practices across large organizations <text:span text:style-name="T24">and through time</text:span>. </text:p>
      <text:p text:style-name="P22"><text:s/></text:p>
      <text:p text:style-name="Preformatted_20_Text">This <text:span text:style-name="T23">module facilitating the extract</text:span><text:span text:style-name="T25">ion</text:span><text:span text:style-name="T23"> of</text:span> raw samples of <text:span text:style-name="T23">CSV</text:span> files. <text:s/>Usually, the practice is to read a downloaded file with the CSV library. <text:s/>This usually works fine except in cases of very large file where the <text:span text:style-name="T23">audit </text:span>trail is too voluminous to capture <text:span text:style-name="T24">and analyse.</text:span></text:p>
      <text:p text:style-name="Preformatted_20_Text"/>
      <text:p text:style-name="Preformatted_20_Text">This <text:span text:style-name="T24">module</text:span> uses Python to sample the problematic observations and save them as a more manageable <text:span text:style-name="T23">extract</text:span>. <text:span text:style-name="T1">There are three primary objects in this module as well as global </text:span><text:span text:style-name="T23">constants</text:span><text:span text:style-name="T1"> that are maintained, </text:span><text:span text:style-name="T23">whose defaults can be altered.</text:span></text:p>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23"><text:a xlink:type="simple" xlink:href="#__RefHeading___Toc716_3037640080" text:style-name="Index_20_Link" text:visited-style-name="Index_20_Link">Introduction and Overview<text:tab/>2</text:a></text:p>
          <text:p text:style-name="P23"><text:a xlink:type="simple" xlink:href="#__RefHeading___Toc718_3037640080" text:style-name="Index_20_Link" text:visited-style-name="Index_20_Link">Globals<text:tab/>3</text:a></text:p>
          <text:p text:style-name="P24"><text:a xlink:type="simple" xlink:href="#__RefHeading___Toc720_3037640080" text:style-name="Index_20_Link" text:visited-style-name="Index_20_Link">Loginfo<text:tab/>3</text:a></text:p>
          <text:p text:style-name="P24"><text:a xlink:type="simple" xlink:href="#__RefHeading___Toc722_3037640080" text:style-name="Index_20_Link" text:visited-style-name="Index_20_Link">Constants<text:tab/>3</text:a></text:p>
          <text:p text:style-name="P25"><text:a xlink:type="simple" xlink:href="#__RefHeading___Toc724_3037640080" text:style-name="Index_20_Link" text:visited-style-name="Index_20_Link">MAXSTR<text:tab/>3</text:a></text:p>
          <text:p text:style-name="P23"><text:a xlink:type="simple" xlink:href="#__RefHeading___Toc726_3037640080" text:style-name="Index_20_Link" text:visited-style-name="Index_20_Link">CSVsampCell<text:tab/>3</text:a></text:p>
          <text:p text:style-name="P25"><text:a xlink:type="simple" xlink:href="#__RefHeading___Toc728_3037640080" text:style-name="Index_20_Link" text:visited-style-name="Index_20_Link">CSVsampCell Data<text:tab/>4</text:a></text:p>
          <text:p text:style-name="P25"><text:a xlink:type="simple" xlink:href="#__RefHeading___Toc730_3037640080" text:style-name="Index_20_Link" text:visited-style-name="Index_20_Link">CSVsampCell Member Functions<text:tab/>4</text:a></text:p>
          <text:p text:style-name="P26"><text:a xlink:type="simple" xlink:href="#__RefHeading___Toc732_3037640080" text:style-name="Index_20_Link" text:visited-style-name="Index_20_Link">Reset<text:tab/>4</text:a></text:p>
          <text:p text:style-name="P26"><text:a xlink:type="simple" xlink:href="#__RefHeading___Toc734_3037640080" text:style-name="Index_20_Link" text:visited-style-name="Index_20_Link">addchar<text:tab/>4</text:a></text:p>
          <text:p text:style-name="P26"><text:a xlink:type="simple" xlink:href="#__RefHeading___Toc736_3037640080" text:style-name="Index_20_Link" text:visited-style-name="Index_20_Link">Getcellstr<text:tab/>4</text:a></text:p>
          <text:p text:style-name="P23"><text:a xlink:type="simple" xlink:href="#__RefHeading___Toc738_3037640080" text:style-name="Index_20_Link" text:visited-style-name="Index_20_Link">Cumulation Classes<text:tab/>4</text:a></text:p>
          <text:p text:style-name="P24"><text:a xlink:type="simple" xlink:href="#__RefHeading___Toc740_3037640080" text:style-name="Index_20_Link" text:visited-style-name="Index_20_Link">CumCol<text:tab/>5</text:a></text:p>
          <text:p text:style-name="P25"><text:a xlink:type="simple" xlink:href="#__RefHeading___Toc742_3037640080" text:style-name="Index_20_Link" text:visited-style-name="Index_20_Link">CumCol Data<text:tab/>5</text:a></text:p>
          <text:p text:style-name="P25"><text:a xlink:type="simple" xlink:href="#__RefHeading___Toc744_3037640080" text:style-name="Index_20_Link" text:visited-style-name="Index_20_Link">Cumcol Member Functions<text:tab/>5</text:a></text:p>
          <text:p text:style-name="P26"><text:a xlink:type="simple" xlink:href="#__RefHeading___Toc746_3037640080" text:style-name="Index_20_Link" text:visited-style-name="Index_20_Link">addchar<text:tab/>5</text:a></text:p>
          <text:p text:style-name="P24"><text:a xlink:type="simple" xlink:href="#__RefHeading___Toc748_3037640080" text:style-name="Index_20_Link" text:visited-style-name="Index_20_Link">DateCum(CumCol)<text:tab/>5</text:a></text:p>
          <text:p text:style-name="P24"><text:a xlink:type="simple" xlink:href="#__RefHeading___Toc750_3037640080" text:style-name="Index_20_Link" text:visited-style-name="Index_20_Link">IntCum(CumCol)<text:tab/>5</text:a></text:p>
          <text:p text:style-name="P23"><text:a xlink:type="simple" xlink:href="#__RefHeading___Toc752_3037640080" text:style-name="Index_20_Link" text:visited-style-name="Index_20_Link">CSVsampFile (Rawsvs, Output)<text:tab/>5</text:a></text:p>
          <text:p text:style-name="P24"><text:a xlink:type="simple" xlink:href="#__RefHeading___Toc754_3037640080" text:style-name="Index_20_Link" text:visited-style-name="Index_20_Link">__init__<text:tab/>5</text:a></text:p>
          <text:p text:style-name="P25"><text:a xlink:type="simple" xlink:href="#__RefHeading___Toc756_3037640080" text:style-name="Index_20_Link" text:visited-style-name="Index_20_Link">data related<text:tab/>5</text:a></text:p>
          <text:p text:style-name="P25"><text:a xlink:type="simple" xlink:href="#__RefHeading___Toc758_3037640080" text:style-name="Index_20_Link" text:visited-style-name="Index_20_Link">file related<text:tab/>5</text:a></text:p>
          <text:p text:style-name="P26"><text:a xlink:type="simple" xlink:href="#__RefHeading___Toc760_3037640080" text:style-name="Index_20_Link" text:visited-style-name="Index_20_Link">file under analysis<text:tab/>5</text:a></text:p>
          <text:p text:style-name="P26"><text:a xlink:type="simple" xlink:href="#__RefHeading___Toc762_3037640080" text:style-name="Index_20_Link" text:visited-style-name="Index_20_Link">output file to store the sampled information<text:tab/>6</text:a></text:p>
        </text:index-body>
      </text:table-of-content>
      <text:p text:style-name="Preformatted_20_Text"/>
      <text:p text:style-name="P6"/>
      <text:h text:style-name="Heading_20_1" text:outline-level="1"><text:bookmark-start text:name="__RefHeading___Toc718_3037640080"/><text:span text:style-name="T3">G</text:span>lobals<text:bookmark-end text:name="__RefHeading___Toc718_3037640080"/></text:h>
      <text:p text:style-name="P3"/>
      <text:h text:style-name="Heading_20_2" text:outline-level="2" text:is-list-header="true"><text:bookmark-start text:name="__RefHeading___Toc720_3037640080"/><text:span text:style-name="T3">L</text:span>oginfo<text:bookmark-end text:name="__RefHeading___Toc720_3037640080"/></text:h>
      <text:p text:style-name="P8">A key consideration in the design of this module is to assume the worst. <text:s/>Throughout the package useful information is saved in log files to better facilitate diagnostics of errors. <text:span text:style-name="T25">This package is defined globally to facilitate the</text:span> <text:span text:style-name="T25">easy retrieval of the conditions prevailing before a crash. </text:span></text:p>
      <text:h text:style-name="Heading_20_2" text:outline-level="2"><text:bookmark-start text:name="__RefHeading___Toc722_3037640080"/>Constants <text:bookmark-end text:name="__RefHeading___Toc722_3037640080"/></text:h>
      <text:p text:style-name="P27">The constant terms control and define the iterative process. <text:s/>It will be usual to change them with each situation.</text:p>
      <text:h text:style-name="Heading_20_3" text:outline-level="3"><text:bookmark-start text:name="__RefHeading___Toc724_3037640080"/>MAXSTR<text:bookmark-end text:name="__RefHeading___Toc724_3037640080"/></text:h>
      <text:p text:style-name="Preformatted_20_Text">Will determine the maximum length of CSV cell. <text:s/></text:p>
      <text:h text:style-name="Heading_20_3" text:outline-level="3">MAXSAMP</text:h>
      <text:p text:style-name="Preformatted_20_Text">Maximum number of bytes that will be processed</text:p>
      <text:h text:style-name="Heading_20_3" text:outline-level="3">EMPTYSTR</text:h>
      <text:p text:style-name="Preformatted_20_Text">represents and empty string</text:p>
      <text:p text:style-name="Preformatted_20_Text"/>
      <text:h text:style-name="P45" text:outline-level="1"><text:bookmark-start text:name="__RefHeading___Toc726_3037640080"/>CSVsamp<text:span text:style-name="T4">Cell</text:span><text:bookmark-end text:name="__RefHeading___Toc726_3037640080"/></text:h>
      <text:p text:style-name="P1"/>
      <text:p text:style-name="P9">This cell object is intended to be very flexible as it will be expected to maintain structure regardless of various irregularities. <text:s/>In general, it will read in all the data in a cell <text:span text:style-name="T11">one byte at a time</text:span>. <text:s/>Any given cell is either a cell followed by a delimeter, such as comma, or it is the end of a line. <text:s/></text:p>
      <text:h text:style-name="P47" text:outline-level="3"><text:bookmark-start text:name="__RefHeading___Toc728_3037640080"/>C<text:span text:style-name="T10">SVsampCell</text:span> Data<text:bookmark-end text:name="__RefHeading___Toc728_3037640080"/></text:h>
      <text:p text:style-name="P16">There is the __init__ <text:s/>method for this object but the reset method initializes and reinitializes the data.</text:p>
      <text:p text:style-name="P10"><text:span text:style-name="T14">Linecomplete</text:span> – <text:span text:style-name="T12">will generally be false but will be set to True</text:span></text:p>
      <text:p text:style-name="P19">The remaining data members will be reset as each new cell is read in</text:p>
      <text:p text:style-name="P20">cellcomplete</text:p>
      <text:p text:style-name="P20">cellbuf – <text:span text:style-name="T19">will contain every byte that is read as is</text:span></text:p>
      <text:p text:style-name="P20">data</text:p>
      <text:p text:style-name="P20">charno</text:p>
      <text:p text:style-name="P20">eol</text:p>
      <text:h text:style-name="Heading_20_3" text:outline-level="3"><text:bookmark-start text:name="__RefHeading___Toc730_3037640080"/><text:soft-page-break/>CSVsampCell Me<text:span text:style-name="T13">mber Functions</text:span><text:bookmark-end text:name="__RefHeading___Toc730_3037640080"/></text:h>
      <text:h text:style-name="Heading_20_4" text:outline-level="4"><text:bookmark-start text:name="__RefHeading___Toc732_3037640080"/>Reset <text:bookmark-end text:name="__RefHeading___Toc732_3037640080"/></text:h>
      <text:p text:style-name="P16">As the same object is reused for the intake of each cell</text:p>
      <text:h text:style-name="Heading_20_4" text:outline-level="4"><text:bookmark-start text:name="__RefHeading___Toc734_3037640080"/>addchar<text:bookmark-end text:name="__RefHeading___Toc734_3037640080"/></text:h>
      <text:p text:style-name="P17">In this module the package reads the CSV file one byte at a time. <text:s/>If the character does not indicate the end of the line o<text:span text:style-name="T16">r</text:span> the end of the c<text:span text:style-name="T16">ell</text:span>, it is entered into <text:span text:style-name="T14">cellbuff. <text:s/></text:span></text:p>
      <text:p text:style-name="P17"><text:span text:style-name="T14">-</text:span><text:span text:style-name="T17"> <text:s text:c="2"/></text:span><text:span text:style-name="T15">If a c</text:span><text:span text:style-name="T18">omma is encount</text:span><text:span text:style-name="T15">ere</text:span><text:span text:style-name="T18">d,</text:span><text:span text:style-name="T15"> then cell completed is marked as True</text:span></text:p>
      <text:p text:style-name="P21">-If an End of line is encountered then it is marked True as well as end of cell.</text:p>
      <text:h text:style-name="Heading_20_4" text:outline-level="4"><text:bookmark-start text:name="__RefHeading___Toc736_3037640080"/>Getcellstr<text:bookmark-end text:name="__RefHeading___Toc736_3037640080"/></text:h>
      <text:p text:style-name="P18">The data in cellbuf is a simple array. <text:s/><text:span text:style-name="T22">This method will return a string datatype for use in other areas.</text:span></text:p>
      <text:p text:style-name="P10"/>
      <text:h text:style-name="Heading_20_1" text:outline-level="1"><text:bookmark-start text:name="__RefHeading___Toc738_3037640080"/>Cum<text:span text:style-name="T7">ulation Classes</text:span><text:bookmark-end text:name="__RefHeading___Toc738_3037640080"/></text:h>
      <text:p text:style-name="P14">A series of the classes will be available for analysis. <text:s/>This will be done via and addXXX method to the CSVsampFile described below. <text:s/><text:span text:style-name="T8">These Cumulation Classe</text:span><text:span text:style-name="T9">s</text:span><text:span text:style-name="T8"> with be have a base CumCol. <text:s/>Specialized classes will have a </text:span><text:span text:style-name="T47">child classes that focus on the datatype. <text:s/></text:span></text:p>
      <text:p text:style-name="P12">One instance of this class will be created for each column of the CSV dataframe to be monitored. <text:s/>Since each column might be a significantly different datatype, this appears to be a case where a class within a class is natural as common class names may clash with other objects. <text:s/>Also from the perspective of code readability it seems to work. <text:s/><text:span text:style-name="T47">Within the CSVsampfile object there is a setCumField method that creates the approbriate cummulation fields. </text:span></text:p>
      <text:h text:style-name="Heading_20_2" text:outline-level="2"><text:bookmark-start text:name="__RefHeading___Toc740_3037640080"/>CumCol<text:bookmark-end text:name="__RefHeading___Toc740_3037640080"/></text:h>
      <text:p text:style-name="P15">All cumulation fields will contain this member data.</text:p>
      <text:h text:style-name="Heading_20_3" text:outline-level="3"><text:bookmark-start text:name="__RefHeading___Toc742_3037640080"/>CumCol Data<text:bookmark-end text:name="__RefHeading___Toc742_3037640080"/></text:h>
      <text:p text:style-name="P62">The member names will be </text:p>
      <text:p text:style-name="P11"><text:span text:style-name="T47">col</text:span>no – <text:span text:style-name="T5">corresponds to the column </text:span><text:span text:style-name="T48">from where the data originates.</text:span></text:p>
      <text:p text:style-name="P11">recno – <text:span text:style-name="T5">the record where the cumulation starts.</text:span></text:p>
      <text:p text:style-name="P11">Minchar – <text:span text:style-name="T5">smallest number of characters in field. <text:s/>Note zero is permissibile</text:span></text:p>
      <text:p text:style-name="P11">maxchar – <text:span text:style-name="T5">longest string encountered. <text:s/>Note that this will be bound by MAXSTR</text:span></text:p>
      <text:p text:style-name="P63">These will be unique and not vary with each child. <text:s/>Thus colno will change for each column cumulating. <text:s/>These values have no permanent information value relevant to the column being accumulated. <text:s/>Analytically useful data needs to be preserved with each instance. <text:s/>If the same names are being used, like colno, extreme care must be used. <text:s/><text:span text:style-name="T51">It appears that the best way to make this </text:span><text:soft-page-break/><text:span text:style-name="T51">work is create add child processes in the parent object to have a clear distinction between column specific data. <text:s/>(no C++ type templates appear to exist)</text:span></text:p>
      <text:h text:style-name="Heading_20_3" text:outline-level="3"><text:bookmark-start text:name="__RefHeading___Toc744_3037640080"/>Cumcol Member Functions<text:bookmark-end text:name="__RefHeading___Toc744_3037640080"/></text:h>
      <text:h text:style-name="Heading_20_4" text:outline-level="4"><text:bookmark-start text:name="__RefHeading___Toc746_3037640080"/>add<text:span text:style-name="T48">cell(Datstr) - </text:span><text:bookmark-end text:name="__RefHeading___Toc746_3037640080"/></text:h>
      <text:p text:style-name="P60"><text:span text:style-name="T21">W</text:span><text:span text:style-name="T20">ill take data from initial cell and provide some initial processing.</text:span></text:p>
      <text:h text:style-name="Heading_20_3" text:outline-level="3"><text:bookmark-start text:name="__RefHeading___Toc748_3037640080"/>Dat<text:span text:style-name="T6">e</text:span>Cum<text:span text:style-name="T9">(CumCol)</text:span><text:bookmark-end text:name="__RefHeading___Toc748_3037640080"/></text:h>
      <text:p text:style-name="P13">This subclass with maintain data structures peculiar to dates. <text:s/><text:span text:style-name="T26">May need to draw dates from multiple columns</text:span></text:p>
      <text:h text:style-name="Heading_20_3" text:outline-level="3"><text:bookmark-start text:name="__RefHeading___Toc750_3037640080"/>IntCum<text:span text:style-name="T9">(CumCol)</text:span><text:bookmark-end text:name="__RefHeading___Toc750_3037640080"/></text:h>
      <text:p text:style-name="Text_20_body"/>
      <text:h text:style-name="Heading_20_3" text:outline-level="3">CatCum(CumCol)</text:h>
      <text:p text:style-name="P56">This subclass employs dictionaries to model the quality of qualitative data. <text:s/>The simplest categorical variable may simple boolean true and False, <text:span text:style-name="T42">or there may highly complex categorizations. The class is structured around a dictionary that comes to be associated with that column. <text:s/></text:span><text:span text:style-name="T43">Before making the run the categories should be inserted into the object.</text:span><text:span text:style-name="T42"> <text:s/></text:span></text:p>
      <text:h text:style-name="Heading_20_4" text:outline-level="4">addCat<text:span text:style-name="T44">(catName)</text:span></text:h>
      <text:p text:style-name="P57">Remembering that there is a dictionary to keep track of the columns, there are also dictionaries to keep track of the categories within each column. <text:s/>Inspection of the code will discover dictionaries of dictionaries, which are perfectly feasible in Python.</text:p>
      <text:h text:style-name="Heading_20_4" text:outline-level="4">addcelldata(celldata)</text:h>
      <text:p text:style-name="P58">This method relies on a try/except structure. <text:s/><text:span text:style-name="T45">Celldata should contain a key which has been established by the addCat method. <text:s/>The keys will correspond to the category as it appears in the spreadsheet. <text:s/>If a column consists of ‘True/False’. <text:s/>Then every time True is encountered the value will be augmented by one. <text:s/></text:span><text:span text:style-name="T46">This is done in two steps:</text:span></text:p>
      <text:list xml:id="list4290251847" text:style-name="L3">
        <text:list-item>
          <text:p text:style-name="P59">identify the dictionary relevant to that column. <text:s/></text:p>
        </text:list-item>
        <text:list-item>
          <text:p text:style-name="P59">Use the value in the cell to augment <text:span text:style-name="T49">by one</text:span></text:p>
        </text:list-item>
      </text:list>
      <text:h text:style-name="Heading_20_1" text:outline-level="1"><text:bookmark-start text:name="__RefHeading___Toc752_3037640080"/>CSVsampFile (<text:span text:style-name="T27">InPth</text:span>, <text:span text:style-name="T27">o</text:span>ut<text:span text:style-name="T27">file</text:span>)<text:bookmark-end text:name="__RefHeading___Toc752_3037640080"/></text:h>
      <text:p text:style-name="P28">This is the primary object that contains the method that controls the mainloop. <text:s/>As the module is designed to facilitate the learning and discovery about the contents of an older administrative under analysis. <text:s/>It is hoped and intended that the framework will allow the analyst to iterative study a very large file. <text:s text:c="2"/></text:p>
      <text:h text:style-name="Heading_20_2" text:outline-level="2"><text:bookmark-start text:name="__RefHeading___Toc754_3037640080"/>__init__<text:span text:style-name="T28">(InPth, outfile)</text:span><text:bookmark-end text:name="__RefHeading___Toc754_3037640080"/></text:h>
      <text:p text:style-name="Text_20_body">CSVsampFile will contain a large number of parameters. <text:s/><text:span text:style-name="T29">Many of those define the sampling exercise and others will contain information that contain results.</text:span> <text:s/><text:span text:style-name="T30">Typically, a CSVsampFile object will be created, then </text:span></text:p>
      <text:h text:style-name="P48" text:outline-level="3"><text:bookmark-start text:name="__RefHeading___Toc756_3037640080"/><text:soft-page-break/>parameters defining the analysis<text:bookmark-end text:name="__RefHeading___Toc756_3037640080"/></text:h>
      <text:p text:style-name="Preformatted_20_Text">The five parameters here define the target sampling area. <text:s/><text:span text:style-name="T32">They set at initialization when the constructor for the class calls the helper function setTarget.</text:span> The current definitions should be considered <text:span text:style-name="T30">set at initialization. </text:span><text:span text:style-name="T31">A typical user will typically make minor adjustments to these parameters. Note that the default will be to read all available data and assume that there are no headers <text:s/></text:span><text:span text:style-name="T30"><text:s/></text:span><text:s text:c="2"/></text:p>
      <text:p text:style-name="P33"/>
      <text:p text:style-name="Preformatted_20_Text">minrow - first row to start sampling</text:p>
      <text:p text:style-name="P32">maxrow – last row to start sampling</text:p>
      <text:p text:style-name="Preformatted_20_Text">mincol - first column to be sampled</text:p>
      <text:p text:style-name="Preformatted_20_Text">maxcol - last column to be sample</text:p>
      <text:p text:style-name="Preformatted_20_Text">samprob - probability that and observation is saved 0 to 100 </text:p>
      <text:p text:style-name="Preformatted_20_Text"/>
      <text:p text:style-name="P29">The arguments can be passed as integers. <text:s/>The upper-left hand corner of the spreadsheet A1 can be referred to as <text:span text:style-name="T33">1,1. <text:s/>Thus many CSV files would have a minrow of 2 if they if the first row contains the standard column headings.</text:span> </text:p>
      <text:p text:style-name="P31"/>
      <text:h text:style-name="P49" text:outline-level="4"/>
      <text:p text:style-name="Preformatted_20_Text"/>
      <text:h text:style-name="Heading_20_3" text:outline-level="3"><text:bookmark-start text:name="__RefHeading___Toc758_3037640080"/>file related<text:bookmark-end text:name="__RefHeading___Toc758_3037640080"/></text:h>
      <text:p text:style-name="Preformatted_20_Text"/>
      <text:h text:style-name="Heading_20_4" text:outline-level="4"><text:bookmark-start text:name="__RefHeading___Toc760_3037640080"/>file under analysis<text:bookmark-end text:name="__RefHeading___Toc760_3037640080"/></text:h>
      <text:p text:style-name="P35">These are standard for the input file. <text:s/>Difficulties experienced opening the file will be recorded in the log file.</text:p>
      <text:p text:style-name="Preformatted_20_Text">InPath - pathname to be sampled</text:p>
      <text:p text:style-name="Preformatted_20_Text">InHdl - file object to be sampled</text:p>
      <text:p text:style-name="Preformatted_20_Text"/>
      <text:p text:style-name="P34">These are intended to be input as constants. <text:s/>They are essentially guardrail type variables to provide more meaning diagnostics, if thing to not go as planned. <text:s/>Note that these constants are more specific to the file where there there are Global constants defined above.</text:p>
      <text:p text:style-name="P34"/>
      <text:p text:style-name="P2">InMaxRow – maximum number of rows read</text:p>
      <text:p text:style-name="Preformatted_20_Text">InMaxCol - maximum number of columns</text:p>
      <text:p text:style-name="P51"/>
      <text:h text:style-name="Heading_20_4" text:outline-level="4"><text:bookmark-start text:name="__RefHeading___Toc762_3037640080"/>output file to store the sampled <text:span text:style-name="T2">information</text:span><text:bookmark-end text:name="__RefHeading___Toc762_3037640080"/></text:h>
      <text:p text:style-name="Preformatted_20_Text">OutPath - pathname of output file</text:p>
      <text:p text:style-name="Preformatted_20_Text">OutHdl - file object to save the sample</text:p>
      <text:p text:style-name="Preformatted_20_Text"/>
      <text:p text:style-name="Preformatted_20_Text">Note that after repeated attempts, there may be a need to reboot <text:span text:style-name="T34">as file handles are used up</text:span>. This is can be mitigated using a venv. </text:p>
      <text:h text:style-name="P50" text:outline-level="4">Process of Counting rows</text:h>
      <text:p text:style-name="P36">A spreadsheet consists of a stream of cells. <text:s/><text:span text:style-name="T38">New line characters are inserted into this stream thus creating a row. <text:s/></text:span><text:span text:style-name="T39">Annex A contains the ChatGPT definition of a CSV format. <text:s/></text:span><text:span text:style-name="T41">Note that the number may not correspond to the entire file as the system will stop reading data when enough has been collected for the exercise.</text:span></text:p>
      <text:p text:style-name="P30"><text:span text:style-name="T35">currow</text:span> – current row being counted. <text:s/><text:span text:style-name="T36">If entire CSV is processed it will give the total.</text:span></text:p>
      <text:p text:style-name="P30">obno – number of records in the sampling area being processed. <text:s/><text:span text:style-name="T41">This would be the sample size as</text:span></text:p>
      <text:p text:style-name="P41">understood by Statisticians</text:p>
      <text:p text:style-name="P42"><text:soft-page-break/>recno – refers to the number of valid records in the sampling area being processed and in the field being cummulated. <text:s/>This will generally be less than obno.</text:p>
      <text:p text:style-name="P39">InMaxRow – is the number of rows <text:span text:style-name="T40">read </text:span><text:span text:style-name="T41">including the headers</text:span></text:p>
      <text:p text:style-name="P40">InCntRow – <text:span text:style-name="T41">rows read after the header, this is the size of the population sample</text:span></text:p>
      <text:p text:style-name="P41"/>
      <text:h text:style-name="P46" text:outline-level="1"><text:bookmark-start text:name="__RefHeading___Toc752_30376400801"/>CSVsampFile.<text:span text:style-name="T34">getsamp (Mainloop)</text:span><text:bookmark-end text:name="__RefHeading___Toc752_30376400801"/></text:h>
      <text:p text:style-name="P37"/>
      <text:p text:style-name="Preformatted_20_Text">### getCellStr</text:p>
      <text:p text:style-name="Preformatted_20_Text">This method will read the next cell in the open file </text:p>
      <text:p text:style-name="Preformatted_20_Text">object. <text:s/>If the cell is determined to be valid by </text:p>
      <text:p text:style-name="Preformatted_20_Text">isInSamp it is returned.</text:p>
      <text:p text:style-name="Preformatted_20_Text"><text:s/></text:p>
      <text:p text:style-name="Preformatted_20_Text">### isInSamp (newcell)</text:p>
      <text:p text:style-name="Preformatted_20_Text">This method determins if a given cell should be</text:p>
      <text:p text:style-name="Preformatted_20_Text">included in the sample</text:p>
      <text:p text:style-name="Preformatted_20_Text"/>
      <text:p text:style-name="Preformatted_20_Text">All CSV files start with the same structure.</text:p>
      <text:p text:style-name="Preformatted_20_Text">currow - must count the newlines</text:p>
      <text:p text:style-name="Preformatted_20_Text"/>
      <text:p text:style-name="Preformatted_20_Text">## getSamp</text:p>
      <text:p text:style-name="Preformatted_20_Text">Sets up the main loop for processing the data. <text:s/>Will read in the </text:p>
      <text:p text:style-name="Preformatted_20_Text">data. <text:s/>A new cell is created for the loop. <text:s/>It is emptied and </text:p>
      <text:p text:style-name="Preformatted_20_Text">reset with each cell. <text:s/>Each new cell data will force an increase</text:p>
      <text:p text:style-name="Preformatted_20_Text">of curcol by one, or a reset of curcol to 0 and an increase in </text:p>
      <text:p text:style-name="Preformatted_20_Text">currow by one.</text:p>
      <text:p text:style-name="Preformatted_20_Text"/>
      <text:p text:style-name="Preformatted_20_Text">However, as getsamp iterates through the file while maintaining </text:p>
      <text:p text:style-name="Preformatted_20_Text">awareness of currow and curcol it is neccessary to see if the cell</text:p>
      <text:p text:style-name="Preformatted_20_Text">needs to be saved. <text:s/>This is performed by isInSamp routine</text:p>
      <text:p text:style-name="Preformatted_20_Text"/>
      <text:p text:style-name="Preformatted_20_Text">## cellSave </text:p>
      <text:p text:style-name="Preformatted_20_Text"/>
      <text:p text:style-name="Preformatted_20_Text">Contains some key logic</text:p>
      <text:p text:style-name="Preformatted_20_Text"/>
      <text:p text:style-name="Preformatted_20_Text">## cumCell</text:p>
      <text:p text:style-name="Preformatted_20_Text"/>
      <text:p text:style-name="Preformatted_20_Text">Some columns that are saved will also be cummulated, if there is a routine in cumCell.</text:p>
      <text:p text:style-name="Preformatted_20_Text">The default is for the dictionary to be empty. <text:s/>To enable this feature an object must</text:p>
      <text:p text:style-name="Preformatted_20_Text">be created and then added to the dictionary. Once it is created, then it is added</text:p>
      <text:p text:style-name="Preformatted_20_Text">to the dictionary.</text:p>
      <text:p text:style-name="Preformatted_20_Text"/>
      <text:p text:style-name="Preformatted_20_Text"/>
      <text:p text:style-name="Preformatted_20_Text"/>
      <text:p text:style-name="Preformatted_20_Text"/>
      <text:p text:style-name="Preformatted_20_Text">## CSVsampCell</text:p>
      <text:p text:style-name="Preformatted_20_Text">This is the primary object. <text:s/>It must process the text data one</text:p>
      <text:p text:style-name="Preformatted_20_Text">char at a time. <text:s/>Note that it is possible that very old data from</text:p>
      <text:p text:style-name="Preformatted_20_Text">70s mainframes may use non-ASCII bytes. <text:s/>To treat this fully, it</text:p>
      <text:p text:style-name="Preformatted_20_Text">is likely that C would have to be used.</text:p>
      <text:p text:style-name="Preformatted_20_Text"/>
      <text:p text:style-name="Preformatted_20_Text">### CSVsample</text:p>
      <text:p text:style-name="Preformatted_20_Text">The initial init simply calls a reset routine. <text:s/>Within the loop</text:p>
      <text:p text:style-name="Preformatted_20_Text">this may be better than creating a new cell for cell in the </text:p>
      <text:p text:style-name="Preformatted_20_Text"><text:soft-page-break/>database.</text:p>
      <text:p text:style-name="Preformatted_20_Text"/>
      <text:p text:style-name="Preformatted_20_Text">#### reset</text:p>
      <text:p text:style-name="Preformatted_20_Text">Basically plays the role of the init</text:p>
      <text:p text:style-name="Preformatted_20_Text"/>
      <text:p text:style-name="Preformatted_20_Text">#### cellbuf</text:p>
      <text:p text:style-name="Preformatted_20_Text">A list of chars that contain data as it is obtained from the</text:p>
      <text:p text:style-name="Preformatted_20_Text">raw file.</text:p>
      <text:p text:style-name="Preformatted_20_Text"/>
      <text:p text:style-name="Preformatted_20_Text">#### data</text:p>
      <text:p text:style-name="Preformatted_20_Text">This is the CSV datapoint.</text:p>
      <text:p text:style-name="Preformatted_20_Text"/>
      <text:p text:style-name="Preformatted_20_Text">#### addchar</text:p>
      <text:p text:style-name="Preformatted_20_Text">This is the crucial method that will likely the most often </text:p>
      <text:p text:style-name="Preformatted_20_Text">modified. <text:s/>In its simplest form it reads one character at a</text:p>
      <text:p text:style-name="Preformatted_20_Text">time. <text:s/>If the character is a comma, then the cell has been read </text:p>
      <text:p text:style-name="Preformatted_20_Text">and the cell can be marked as complete. If the char is an end of</text:p>
      <text:p text:style-name="Preformatted_20_Text">line, the cell again is market as complete but so it the end of</text:p>
      <text:p text:style-name="Preformatted_20_Text">line. If it is just a regular char it is added to the buf.</text:p>
      <text:p text:style-name="Preformatted_20_Text"/>
      <text:p text:style-name="Preformatted_20_Text">#### getcellstr</text:p>
      <text:p text:style-name="Preformatted_20_Text">This takes the list of chars and converts it into what would be</text:p>
      <text:p text:style-name="Preformatted_20_Text">seen as the CSV cell. <text:s/>Note that there may be cases where </text:p>
      <text:p text:style-name="Preformatted_20_Text">additional processing is required. <text:s/></text:p>
      <text:p text:style-name="Preformatted_20_Text"/>
      <text:p text:style-name="Preformatted_20_Text"/>
      <text:p text:style-name="Preformatted_20_Text"/>
      <text:p text:style-name="Preformatted_20_Text">## Endnotes</text:p>
      <text:p text:style-name="Preformatted_20_Text"/>
      <text:p text:style-name="Preformatted_20_Text">### Coordinate system </text:p>
      <text:p text:style-name="Preformatted_20_Text"/>
      <text:p text:style-name="Preformatted_20_Text">The upper lefthand corner of a spreadsheet is A1. The 'A'</text:p>
      <text:p text:style-name="Preformatted_20_Text">refers to the first column on the screen. <text:s/>The '1' refers to</text:p>
      <text:p text:style-name="Preformatted_20_Text">the first row.</text:p>
      <text:p text:style-name="Preformatted_20_Text"/>
      <text:p text:style-name="Preformatted_20_Text">The upper lefthand corner of a two-dimensional Python array is</text:p>
      <text:p text:style-name="Preformatted_20_Text">0,0. <text:s/>Another difference with a spreadsheet is that the first zero</text:p>
      <text:p text:style-name="Preformatted_20_Text">refers to the row and not the column as is the case with spreadsheets</text:p>
      <text:p text:style-name="Preformatted_20_Text">above. If we look at the spreadsheet cell B2, that cell would be found in the </text:p>
      <text:p text:style-name="Preformatted_20_Text">second column or the thirdrow.</text:p>
      <text:p text:style-name="Preformatted_20_Text"/>
      <text:p text:style-name="Preformatted_20_Text">In the test of the 5 by 5 matrix given in section xxx, a square 5 by 5</text:p>
      <text:p text:style-name="Preformatted_20_Text">matrix is saved in csv matrix with the upper-left hand corner being 1 by 1 and the</text:p>
      <text:p text:style-name="Preformatted_20_Text">lower right hand corner being 5 by 5. <text:s/>The cell C2 on the spreadsheet would be </text:p>
      <text:p text:style-name="Preformatted_20_Text">the cell 3, 2 in the matrix. The lower right hand corner E5 would be 4, 4 on the </text:p>
      <text:p text:style-name="Preformatted_20_Text">matrix. Note that this scheme has the advantage, of allowing the column headers to</text:p>
      <text:p text:style-name="Preformatted_20_Text">be interpreted as column names, or variable names as a statistical package would </text:p>
      <text:p text:style-name="Preformatted_20_Text">understand it. <text:s/>More importantly, the rows would be seen as observation numbers. As</text:p>
      <text:p text:style-name="Preformatted_20_Text">new observations are added, which is often the case with large adminstrative files, </text:p>
      <text:p text:style-name="Preformatted_20_Text">the columns can remain unchanged. <text:s/>It is also important to note that adding observation</text:p>
      <text:p text:style-name="Preformatted_20_Text">has a huge performance advantage as the underlying data will be organized by row.(check) </text:p>
      <text:p text:style-name="Preformatted_20_Text"/>
      <text:p text:style-name="Preformatted_20_Text">However, for the rows to show as observation, the first row will be zero if there are</text:p>
      <text:p text:style-name="Preformatted_20_Text">now header strings. <text:s/>If header strings are present, then InCntRow can be reset.</text:p>
      <text:p text:style-name="Preformatted_20_Text"/>
      <text:p text:style-name="Preformatted_20_Text">### Logic Flow of getSamp</text:p>
      <text:p text:style-name="Preformatted_20_Text"/>
      <text:p text:style-name="Preformatted_20_Text"><text:soft-page-break/>The getSamp routine can be considered the primary logic of</text:p>
      <text:p text:style-name="Preformatted_20_Text">the package. <text:s/>As it passes through the larger administrative</text:p>
      <text:p text:style-name="Preformatted_20_Text">file, one cell at a time, the following points need to be </text:p>
      <text:p text:style-name="Preformatted_20_Text">considered.</text:p>
      <text:p text:style-name="Preformatted_20_Text"/>
      <text:p text:style-name="Preformatted_20_Text">- Even if the original file is a dataframe it is visualized as</text:p>
      <text:p text:style-name="Preformatted_20_Text">a spreadsheet where the rows correspond to observations and</text:p>
      <text:p text:style-name="Preformatted_20_Text">columns are fields. <text:s/></text:p>
      <text:p text:style-name="Preformatted_20_Text">- Currow and curcol correspond to the current</text:p>
      <text:p text:style-name="Preformatted_20_Text">cell that is being processed. <text:s/></text:p>
      <text:p text:style-name="Preformatted_20_Text">- getCellStr gets the new data. cellcomplete member signals </text:p>
      <text:p text:style-name="Preformatted_20_Text">that the data is worth processing. There are three possibilities:</text:p>
      <text:p text:style-name="Preformatted_20_Text"><text:s text:c="3"/>- the data is valid and in the area where data is being saved</text:p>
      <text:p text:style-name="Preformatted_20_Text"><text:s text:c="5"/>as identified by isInSamp</text:p>
      <text:p text:style-name="Preformatted_20_Text"><text:s text:c="3"/>- the data is valid but not included in the saved data</text:p>
      <text:p text:style-name="Preformatted_20_Text"><text:s text:c="3"/>- A newline character has been encountered. <text:s/>newcell.eol is</text:p>
      <text:p text:style-name="Preformatted_20_Text"><text:s text:c="5"/>true in this case</text:p>
      <text:p text:style-name="Preformatted_20_Text"><text:s/></text:p>
      <text:p text:style-name="Preformatted_20_Text">- if the data not worth processing. This may occur due to</text:p>
      <text:p text:style-name="Preformatted_20_Text">some form of corruption of the source data. <text:s/>Identifying these</text:p>
      <text:p text:style-name="Preformatted_20_Text">problems is one of the reasons this package exists. <text:s/>In such</text:p>
      <text:p text:style-name="Preformatted_20_Text">cases it may be worth while to keep reading the data with the</text:p>
      <text:p text:style-name="Preformatted_20_Text">intent of finding the valid data. loopcnt is implemented to guard</text:p>
      <text:p text:style-name="Preformatted_20_Text">against infinite loops.</text:p>
      <text:p text:style-name="Preformatted_20_Text"/>
      <text:p text:style-name="Preformatted_20_Text">In this case:</text:p>
      <text:p text:style-name="Preformatted_20_Text"/>
      <text:p text:style-name="Preformatted_20_Text"/>
      <text:p text:style-name="Preformatted_20_Text">- if the newcell was an end of the line</text:p>
      <text:p text:style-name="Preformatted_20_Text">currow and curcol are the co<text:span text:style-name="T37">o</text:span>rdinates of the current </text:p>
      <text:p text:style-name="Preformatted_20_Text"/>
      <text:p text:style-name="Preformatted_20_Text"/>
      <text:p text:style-name="Preformatted_20_Text"/>
      <text:p text:style-name="Preformatted_20_Text">curcell - must count the non-quoted commas from the start</text:p>
      <text:p text:style-name="Preformatted_20_Text"><text:s text:c="10"/>of each line</text:p>
      <text:p text:style-name="Preformatted_20_Text"/>
      <text:p text:style-name="Preformatted_20_Text">stop when end of file, or min <text:s/>max achieved</text:p>
      <text:p text:style-name="Preformatted_20_Text"/>
      <text:h text:style-name="Heading_20_2" text:outline-level="2">Annex A: What is a CSV file?</text:h>
      <text:p text:style-name="P38">There is much debate on this. <text:s/>Part of the reason for this package is that the cumulation of complications through the years has made some archival data intractable due to slight variations interpretations. <text:s/>For the purposes of this package <text:span text:style-name="T38">a definition was used from ChatGPT</text:span>.</text:p>
      <text:p text:style-name="P38"><text:span text:style-name="Strong_20_Emphasis">Headers</text:span>: The first row contains headers: <text:span text:style-name="Source_20_Text">Name</text:span>, <text:span text:style-name="Source_20_Text">Age</text:span>, and <text:span text:style-name="Source_20_Text">Occupation</text:span>.</text:p>
      <text:list xml:id="list3455962299" text:style-name="L1">
        <text:list-item>
          <text:p text:style-name="P53"><text:span text:style-name="Strong_20_Emphasis">Data Rows</text:span>: Each subsequent row represents a record:</text:p>
          <text:list>
            <text:list-item>
              <text:p text:style-name="P53"><text:span text:style-name="Source_20_Text">Alice</text:span>, <text:span text:style-name="Source_20_Text">30</text:span>, <text:span text:style-name="Source_20_Text">Engineer</text:span></text:p>
            </text:list-item>
            <text:list-item>
              <text:p text:style-name="P53"><text:span text:style-name="Source_20_Text">Bob</text:span>, <text:span text:style-name="Source_20_Text">25</text:span>, <text:span text:style-name="Source_20_Text">Data Scientist</text:span></text:p>
            </text:list-item>
            <text:list-item>
              <text:p text:style-name="P53"><text:span text:style-name="Source_20_Text">Charlie</text:span>, <text:span text:style-name="Source_20_Text">35</text:span>, <text:span text:style-name="Source_20_Text">"Doctor, Surgeon"</text:span>: Note that "Doctor, Surgeon" is enclosed in double quotes because it contains a comma.</text:p>
            </text:list-item>
            <text:list-item>
              <text:p text:style-name="P52"><text:span text:style-name="Source_20_Text">"Dana, L."</text:span>, <text:span text:style-name="Source_20_Text">40</text:span>, <text:span text:style-name="Source_20_Text">"Writer, Author"</text:span>: Note that "Dana, L." is enclosed in double quotes because it contains a comma.</text:p>
            </text:list-item>
          </text:list>
        </text:list-item>
      </text:list>
      <text:h text:style-name="Heading_20_3" text:outline-level="3" text:is-list-header="true">Special Cases</text:h>
      <text:list xml:id="list3978407041" text:style-name="L2">
        <text:list-item>
          <text:p text:style-name="P55"><text:span text:style-name="Strong_20_Emphasis">Empty Fields</text:span>: An empty field is represented by two consecutive commas (e.g., <text:span text:style-name="Source_20_Text">,,</text:span>).</text:p>
        </text:list-item>
        <text:list-item>
          <text:p text:style-name="P55"><text:span text:style-name="Strong_20_Emphasis">Spaces</text:span>: Spaces around commas are typically ignored, but spaces within fields are preserved.</text:p>
        </text:list-item>
        <text:list-item>
          <text:p text:style-name="P54"><text:soft-page-break/><text:span text:style-name="Strong_20_Emphasis">Newlines</text:span>: Fields containing newlines must be enclosed in double quotes.</text:p>
        </text:list-item>
      </text:list>
      <text:h text:style-name="Heading_20_3" text:outline-level="3">Coordinates and the CSV files</text:h>
      <text:p text:style-name="P43">Spreadsheet data typically includes the cell coordinates for each individual cell. <text:s/>If a cell is blank it does not exist in the database. <text:s/>However the CSV format does not include information on the coordinates and relies on the order of the records to define the files. <text:s/>This is actually highly desirable for statistical data, although it renders the database almost impossible to use for most businesses purposes.</text:p>
      <text:p text:style-name="P44">Another factor that is important to remember is that the coordinates column, row and not row, column as is the case with matrix algebra, which is used for most statitistical software. <text:s/>Thus the upper left hand corner is A1. <text:s/>In terms of the above example ‘Alice’ would be the first string and would appear in cell A1. <text:s/>The second observation is A2, corresponding to Charl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7-25T14:02:38.683000000</dc:date>
    <meta:editing-duration>P17DT9H16M8S</meta:editing-duration>
    <meta:editing-cycles>48</meta:editing-cycles>
    <meta:generator>LibreOffice/7.3.7.2$Windows_X86_64 LibreOffice_project/e114eadc50a9ff8d8c8a0567d6da8f454beeb84f</meta:generator>
    <meta:document-statistic meta:table-count="0" meta:image-count="0" meta:object-count="0" meta:page-count="11" meta:paragraph-count="244" meta:word-count="2823" meta:character-count="16301" meta:non-whitespace-character-count="13540"/>
  </office:meta>
</office:document-meta>
</file>